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office:value-type="string">
            <text:p>concatenate</text:p>
          </table:table-cell>
          <table:table-cell table:style-name="ce37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18_12-14-18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83471 E-139-34-49.434814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8_14-08-40_000.jpg</text:p>
          </table:table-cell>
          <table:table-cell table:style-name="ce20" office:value-type="string">
            <text:p>:m RES 1*2 / free# JVEMV6 68#_18:s-1 / 68. theoretical-physics(tp) / w=~,topics=双対,other=orig+,s=~,i=~,doc=r-1-3~3#1</text:p>
          </table:table-cell>
          <table:table-cell table:style-name="ce4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8" table:formula="of:=IF([.E3]=&quot;&quot;;[.C3];CONCATENATE([.C3];&quot; / &quot;;[.E3]))" office:value-type="string" office:string-value=":m RES 1*2 / free# JVEMV6 68#_18:s-1 / 68. theoretical-physics(tp) / w=~,topics=双対,other=orig+,s=~,i=~,doc=r-1-3~3#1">
            <text:p>:m RES 1*2 / free# JVEMV6 68#_18:s-1 / 68. theoretical-physics(tp) / w=~,topics=双対,other=orig+,s=~,i=~,doc=r-1-3~3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18_14-09-16_000.jpg</text:p>
          </table:table-cell>
          <table:table-cell table:style-name="ce20" office:value-type="string">
            <text:p>:m RES 2*2 / free# JVEMV6 68#_18:s-1 / 68. theoretical-physics(tp) / w=~,topics=双対,other=tips+;think+,s=~,i=~,doc=r-1-3~3#1</text:p>
          </table:table-cell>
          <table:table-cell table:style-name="ce19"/>
          <table:table-cell table:style-name="ce4"/>
          <table:table-cell table:style-name="ce4" office:value-type="string">
            <text:p>N-35-35-28.656005 E-139-34-49.050292</text:p>
          </table:table-cell>
          <table:table-cell table:style-name="ce38" table:formula="of:=IF([.E4]=&quot;&quot;;[.C4];CONCATENATE([.C4];&quot; / &quot;;[.E4]))" office:value-type="string" office:string-value=":m RES 2*2 / free# JVEMV6 68#_18:s-1 / 68. theoretical-physics(tp) / w=~,topics=双対,other=tips+;think+,s=~,i=~,doc=r-1-3~3#1">
            <text:p>:m RES 2*2 / free# JVEMV6 68#_18:s-1 / 68. theoretical-physics(tp) / w=~,topics=双対,other=tips+;think+,s=~,i=~,doc=r-1-3~3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18_15-46-41_000.jpg</text:p>
          </table:table-cell>
          <table:table-cell table:style-name="ce20" office:value-type="string">
            <text:p>:bookmemo / 読んだ本 / 『これからの日本人』 / 著者=山本七平 / other=「これからの日本人」のみ</text:p>
          </table:table-cell>
          <table:table-cell table:style-name="ce17"/>
          <table:table-cell table:style-name="ce4"/>
          <table:table-cell table:style-name="ce4" office:value-type="string">
            <text:p>N-35-35-28.532409 E-139-34-49.324951</text:p>
          </table:table-cell>
          <table:table-cell table:style-name="ce38" table:formula="of:=IF([.E5]=&quot;&quot;;[.C5];CONCATENATE([.C5];&quot; / &quot;;[.E5]))" office:value-type="string" office:string-value=":bookmemo / 読んだ本 / 『これからの日本人』 / 著者=山本七平 / other=「これからの日本人」のみ">
            <text:p>:bookmemo / 読んだ本 / 『これからの日本人』 / 著者=山本七平 / other=「これからの日本人」のみ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18_17-59-41_000.jpg</text:p>
          </table:table-cell>
          <table:table-cell table:style-name="ce20" office:value-type="string">
            <text:p>:m RES 1*1 / free# JVEMV6 68#_18:s-2 / 68. theoretical-physics(tp) / w=~,topics=線形写像,other=?+,s=~,i=~,doc=r-1-3~4#1</text:p>
          </table:table-cell>
          <table:table-cell table:style-name="ce19"/>
          <table:table-cell table:style-name="ce4"/>
          <table:table-cell table:style-name="ce4" office:value-type="string">
            <text:p>N-35-35-28.587341 E-139-34-49.215087</text:p>
          </table:table-cell>
          <table:table-cell table:style-name="ce38" table:formula="of:=IF([.E6]=&quot;&quot;;[.C6];CONCATENATE([.C6];&quot; / &quot;;[.E6]))" office:value-type="string" office:string-value=":m RES 1*1 / free# JVEMV6 68#_18:s-2 / 68. theoretical-physics(tp) / w=~,topics=線形写像,other=?+,s=~,i=~,doc=r-1-3~4#1">
            <text:p>:m RES 1*1 / free# JVEMV6 68#_18:s-2 / 68. theoretical-physics(tp) / w=~,topics=線形写像,other=?+,s=~,i=~,doc=r-1-3~4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18_21-20-26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42272 E-139-34-48.885498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19_01-52-03_000.jpg</text:p>
          </table:table-cell>
          <table:table-cell table:style-name="ce19" office:value-type="string">
            <text:p>:m :PHOTO 寝た時刻 / 2020</text:p>
          </table:table-cell>
          <table:table-cell table:style-name="ce20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8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19_07-34-56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19_07-37-39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5-29.026794 E-139-34-49.874267</text:p>
          </table:table-cell>
          <table:table-cell table:style-name="ce38" table:formula="of:=IF([.E10]=&quot;&quot;;[.C10];CONCATENATE([.C10];&quot; / &quot;;[.E1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8_19-18-17_000.mid</text:p>
          </table:table-cell>
          <table:table-cell table:style-name="ce8" office:value-type="string">
            <text:p>:in-mid / app=perfect-piano / 演奏、play / id-2021-0618-1 / category=~,inst=shino,for=~,genre=~</text:p>
          </table:table-cell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in-mid / app=perfect-piano / 演奏、play / id-2021-0618-1 / category=~,inst=shino,for=~,genre=~">
            <text:p>:in-mid / app=perfect-piano / 演奏、play / id-2021-0618-1 / category=~,inst=shino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1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9">2021/06/19</text:date>, <text:time>08:32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19T08:32:04.48</dc:date>
    <dc:creator>iwabuchi ken</dc:creator>
    <meta:editing-duration>P34DT12H47M9S</meta:editing-duration>
    <meta:editing-cycles>12738</meta:editing-cycles>
    <meta:document-statistic meta:table-count="1" meta:cell-count="351" meta:object-count="0"/>
  </office:meta>
</office:document-meta>
</file>